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14.91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74.61pt"/>
    </style:style>
    <style:style style:name="co7" style:family="table-column">
      <style:table-column-properties fo:break-before="auto" style:column-width="21.06pt"/>
    </style:style>
    <style:style style:name="co8" style:family="table-column">
      <style:table-column-properties fo:break-before="auto" style:column-width="22.11pt"/>
    </style:style>
    <style:style style:name="co9" style:family="table-column">
      <style:table-column-properties fo:break-before="auto" style:column-width="20.04pt"/>
    </style:style>
    <style:style style:name="co10" style:family="table-column">
      <style:table-column-properties fo:break-before="auto" style:column-width="26.7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24.15pt"/>
    </style:style>
    <style:style style:name="co13" style:family="table-column">
      <style:table-column-properties fo:break-before="auto" style:column-width="29.79pt"/>
    </style:style>
    <style:style style:name="co14" style:family="table-column">
      <style:table-column-properties fo:break-before="auto" style:column-width="30.8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3300" style:diagonal-bl-tr="none" style:diagonal-tl-br="none" style:text-align-source="value-type" style:repeat-content="false" fo:wrap-option="no-wrap" fo:border="0.06pt solid #4c19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4c1900" fo:background-color="#996633" style:diagonal-bl-tr="none" style:diagonal-tl-br="none" style:text-align-source="fix" style:repeat-content="false" fo:wrap-option="no-wrap" fo:border-left="0.06pt solid #4c1900" fo:padding="0.99pt" fo:border-right="0.06pt solid #4c19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37">
      <style:table-cell-properties fo:border-bottom="0.06pt solid #4c1900" fo:background-color="#996633" style:diagonal-bl-tr="none" style:diagonal-tl-br="none" style:text-align-source="fix" style:repeat-content="false" fo:wrap-option="no-wrap" fo:border-left="0.06pt solid #4c1900" fo:padding="0.99pt" fo:border-right="0.06pt solid #4c19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" style:family="table-cell" style:parent-style-name="Default" style:data-style-name="N37">
      <style:table-cell-properties fo:background-color="#996633" style:diagonal-bl-tr="none" style:diagonal-tl-br="none" style:text-align-source="fix" style:repeat-content="false" fo:wrap-option="no-wrap" fo:border="0.06pt solid #4c1900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06pt solid #4c1900" fo:background-color="#663300" style:diagonal-bl-tr="none" style:diagonal-tl-br="none" style:text-align-source="value-type" style:repeat-content="false" fo:wrap-option="no-wrap" fo:border-left="none" fo:padding="0.99pt" fo:border-right="0.06pt solid #4c1900" style:rotation-angle="0" style:rotation-align="none" fo:border-top="0.06pt solid #4c1900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06pt solid #4c1900" fo:background-color="#663300" style:diagonal-bl-tr="none" style:diagonal-tl-br="none" style:text-align-source="value-type" style:repeat-content="false" fo:wrap-option="no-wrap" fo:border-left="none" fo:padding="0.99pt" fo:border-right="0.06pt solid #4c1900" style:rotation-angle="0" style:rotation-align="none" fo:border-top="0.06pt solid #4c19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99pt" fo:border-right="0.06pt solid #ff6633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99pt" fo:border-right="0.06pt solid #ff6633" style:rotation-angle="0" style:rotation-align="none" fo:border-top="0.06pt solid #ff6633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4c1900" fo:background-color="#663300" style:diagonal-bl-tr="none" style:diagonal-tl-br="none" style:text-align-source="fix" style:repeat-content="false" fo:wrap-option="no-wrap" fo:border-left="none" fo:padding="0.99pt" fo:border-right="0.06pt solid #4c1900" style:rotation-angle="0" style:rotation-align="none" fo:border-top="0.06pt solid #4c19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99pt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99pt" fo:border-right="0.06pt solid #ff6633" style:rotation-angle="0" style:rotation-align="none" fo:border-top="0.06pt solid #ff6633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ackground-color="#663300" style:diagonal-bl-tr="none" style:diagonal-tl-br="none" style:text-align-source="fix" style:repeat-content="false" fo:wrap-option="no-wrap" fo:border="0.06pt solid #4c1900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0.06pt solid #ff6633" fo:padding="0.99pt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06pt solid #ff6633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84">
      <style:table-cell-properties fo:background-color="#ccccff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84">
      <style:table-cell-properties fo:background-color="#6699cc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ackground-color="#ff9900"/>
    </style:style>
    <style:style style:name="ce24" style:family="table-cell" style:parent-style-name="Default">
      <style:table-cell-properties fo:background-color="#ccccff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able-cell-properties fo:background-color="#0000ff"/>
    </style:style>
    <style:style style:name="ce30" style:family="table-cell" style:parent-style-name="Default">
      <style:table-cell-properties fo:background-color="#009900"/>
    </style:style>
    <style:style style:name="ce3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009900" fo:border="0.06pt solid #000000"/>
    </style:style>
    <style:style style:name="ce33" style:family="table-cell" style:parent-style-name="Default">
      <style:table-cell-properties fo:background-color="#0000ff" fo:border="0.06pt solid #000000"/>
    </style:style>
    <style:style style:name="ce34" style:family="table-cell" style:parent-style-name="Default">
      <style:table-cell-properties fo:background-color="#ccccff" fo:border="none"/>
    </style:style>
    <style:style style:name="ce35" style:family="table-cell" style:parent-style-name="Default">
      <style:table-cell-properties fo:background-color="#ff9900" style:text-align-source="fix" style:repeat-content="false" fo:border="0.74pt solid #000000"/>
      <style:paragraph-properties fo:text-align="center" fo:margin-left="0pt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" style:family="table-cell" style:parent-style-name="Default">
      <style:table-cell-properties fo:background-color="transparent" fo:border="none"/>
      <style:text-properties style:use-window-font-color="true"/>
    </style:style>
    <style:style style:name="ce39" style:family="table-cell" style:parent-style-name="Default">
      <style:table-cell-properties fo:background-color="#ff6600" fo:border="3.49pt solid #ff0000"/>
    </style:style>
    <style:style style:name="ce40" style:family="table-cell" style:parent-style-name="Default">
      <style:table-cell-properties fo:background-color="#ff6600"/>
      <style:text-properties style:use-window-font-color="true"/>
    </style:style>
    <style:style style:name="ce41" style:family="table-cell" style:parent-style-name="Default">
      <style:table-cell-properties fo:background-color="#ff6600" fo:border="0.06pt solid #000000"/>
    </style:style>
    <style:style style:name="ce42" style:family="table-cell" style:parent-style-name="Default">
      <style:table-cell-properties fo:background-color="#0000ff"/>
      <style:text-properties style:use-window-font-color="true"/>
    </style:style>
    <style:style style:name="ce43" style:family="table-cell" style:parent-style-name="Default">
      <style:table-cell-properties fo:background-color="#009900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0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3"/>
        <table:table-row table:style-name="ro1">
          <table:table-cell table:style-name="ce1" office:value-type="string" calcext:value-type="string" table:number-columns-spanned="2" table:number-rows-spanned="1">
            <office:annotation draw:style-name="gr1" draw:text-style-name="P2" svg:width="82.18pt" svg:height="61.68pt" svg:x="144.99pt" svg:y="0pt" draw:caption-point-x="-17.29pt" draw:caption-point-y="0.28pt">
              <dc:date>2017-06-06T00:00:00</dc:date>
              <text:p text:style-name="P1"><text:span text:style-name="T1">Dates from:</text:span><text:span text:style-name="T1"><text:line-break/></text:span><text:span text:style-name="T1"><text:line-break/></text:span><text:span text:style-name="T1">https://www.epochconverter.com/weeks/2017</text:span></text:p>
            </office:annotation>
            <text:p>Weeks</text:p>
          </table:table-cell>
          <table:covered-table-cell table:style-name="ce5"/>
          <table:table-cell table:style-name="ce6"/>
          <table:table-cell table:style-name="ce9" office:value-type="string" calcext:value-type="string" table:number-columns-spanned="4" table:number-rows-spanned="1">
            <text:p>Sons</text:p>
          </table:table-cell>
          <table:covered-table-cell table:number-columns-repeated="3" table:style-name="ce9"/>
          <table:table-cell table:style-name="ce9" office:value-type="string" calcext:value-type="string">
            <text:p>Fathers</text:p>
          </table:table-cell>
          <table:table-cell table:style-name="ce12" office:value-type="string" calcext:value-type="string">
            <text:p>Grandfathers</text:p>
          </table:table-cell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table:style-name="ce3"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Fri</text:p>
          </table:table-cell>
        </table:table-row>
        <table:table-row table:style-name="ro1">
          <table:table-cell office:value-type="date" office:date-value="2017-01-02" calcext:value-type="date">
            <text:p>01/02/17</text:p>
          </table:table-cell>
          <table:table-cell table:formula="of:=[.A3]+6" office:value-type="date" office:date-value="2017-01-08" calcext:value-type="date">
            <text:p>01/08/17</text:p>
          </table:table-cell>
          <table:table-cell office:value-type="string" calcext:value-type="string">
            <text:p>Week 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office:annotation office:display="true" draw:style-name="gr2" draw:text-style-name="P2" svg:width="245.54pt" svg:height="115.88pt" svg:x="378.54pt" svg:y="4.39pt" draw:caption-point-x="-13.78pt" draw:caption-point-y="25.88pt">
              <dc:date>2017-05-27T00:00:00</dc:date>
              <text:p text:style-name="P3"><text:span text:style-name="T1">Note: </text:span><text:span text:style-name="T1"><text:line-break/></text:span><text:span text:style-name="T1">To determine if a grandfather pool backup will occur </text:span></text:p>
              <text:p text:style-name="P3"><text:span text:style-name="T1">during week 1 or week 2 of a backup cycle, you need to see if the volume number is even or odd,</text:span></text:p>
              <text:p text:style-name="P3"><text:span text:style-name="T1"><text:line-break/></text:span><text:span text:style-name="T1">If the volume number is even, it will be for the 2nd week.</text:span><text:span text:style-name="T1"><text:line-break/></text:span><text:span text:style-name="T1"><text:line-break/></text:span><text:span text:style-name="T1">If the volume is <text:s/>odd, it will be for the 1st week.</text:span></text:p>
            </office:annotation>
            <text:p>3</text:p>
          </table:table-cell>
        </table:table-row>
        <table:table-row table:style-name="ro1">
          <table:table-cell table:formula="of:=[.B3]+1" office:value-type="date" office:date-value="2017-01-09" calcext:value-type="date">
            <text:p>01/09/17</text:p>
          </table:table-cell>
          <table:table-cell table:formula="of:=[.A4]+6" office:value-type="date" office:date-value="2017-01-15" calcext:value-type="date">
            <text:p>01/15/17</text:p>
          </table:table-cell>
          <table:table-cell office:value-type="string" calcext:value-type="string">
            <text:p>Week 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B4]+1" office:value-type="date" office:date-value="2017-01-16" calcext:value-type="date">
            <text:p>01/16/17</text:p>
          </table:table-cell>
          <table:table-cell table:formula="of:=[.A5]+6" office:value-type="date" office:date-value="2017-01-22" calcext:value-type="date">
            <text:p>01/22/17</text:p>
          </table:table-cell>
          <table:table-cell office:value-type="string" calcext:value-type="string">
            <text:p>Week 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B5]+1" office:value-type="date" office:date-value="2017-01-23" calcext:value-type="date">
            <text:p>01/23/17</text:p>
          </table:table-cell>
          <table:table-cell table:formula="of:=[.A6]+6" office:value-type="date" office:date-value="2017-01-29" calcext:value-type="date">
            <text:p>01/29/17</text:p>
          </table:table-cell>
          <table:table-cell office:value-type="string" calcext:value-type="string">
            <text:p>Week 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B6]+1" office:value-type="date" office:date-value="2017-01-30" calcext:value-type="date">
            <text:p>01/30/17</text:p>
          </table:table-cell>
          <table:table-cell table:formula="of:=[.A7]+6" office:value-type="date" office:date-value="2017-02-05" calcext:value-type="date">
            <text:p>02/05/17</text:p>
          </table:table-cell>
          <table:table-cell office:value-type="string" calcext:value-type="string">
            <text:p>Week 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B7]+1" office:value-type="date" office:date-value="2017-02-06" calcext:value-type="date">
            <text:p>02/06/17</text:p>
          </table:table-cell>
          <table:table-cell table:formula="of:=[.A8]+6" office:value-type="date" office:date-value="2017-02-12" calcext:value-type="date">
            <text:p>02/12/17</text:p>
          </table:table-cell>
          <table:table-cell office:value-type="string" calcext:value-type="string">
            <text:p>Week 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B8]+1" office:value-type="date" office:date-value="2017-02-13" calcext:value-type="date">
            <text:p>02/13/17</text:p>
          </table:table-cell>
          <table:table-cell table:formula="of:=[.A9]+6" office:value-type="date" office:date-value="2017-02-19" calcext:value-type="date">
            <text:p>02/19/17</text:p>
          </table:table-cell>
          <table:table-cell office:value-type="string" calcext:value-type="string">
            <text:p>Week 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9]+1" office:value-type="date" office:date-value="2017-02-20" calcext:value-type="date">
            <text:p>02/20/17</text:p>
          </table:table-cell>
          <table:table-cell table:formula="of:=[.A10]+6" office:value-type="date" office:date-value="2017-02-26" calcext:value-type="date">
            <text:p>02/26/17</text:p>
          </table:table-cell>
          <table:table-cell office:value-type="string" calcext:value-type="string">
            <text:p>Week 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0]+1" office:value-type="date" office:date-value="2017-02-27" calcext:value-type="date">
            <text:p>02/27/17</text:p>
          </table:table-cell>
          <table:table-cell table:formula="of:=[.A11]+6" office:value-type="date" office:date-value="2017-03-05" calcext:value-type="date">
            <text:p>03/05/17</text:p>
          </table:table-cell>
          <table:table-cell office:value-type="string" calcext:value-type="string">
            <text:p>Week 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1]+1" office:value-type="date" office:date-value="2017-03-06" calcext:value-type="date">
            <text:p>03/06/17</text:p>
          </table:table-cell>
          <table:table-cell table:formula="of:=[.A12]+6" office:value-type="date" office:date-value="2017-03-12" calcext:value-type="date">
            <text:p>03/12/17</text:p>
          </table:table-cell>
          <table:table-cell office:value-type="string" calcext:value-type="string">
            <text:p>Week 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B12]+1" office:value-type="date" office:date-value="2017-03-13" calcext:value-type="date">
            <text:p>03/13/17</text:p>
          </table:table-cell>
          <table:table-cell table:formula="of:=[.A13]+6" office:value-type="date" office:date-value="2017-03-19" calcext:value-type="date">
            <text:p>03/19/17</text:p>
          </table:table-cell>
          <table:table-cell office:value-type="string" calcext:value-type="string">
            <text:p>Week 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B13]+1" office:value-type="date" office:date-value="2017-03-20" calcext:value-type="date">
            <text:p>03/20/17</text:p>
          </table:table-cell>
          <table:table-cell table:formula="of:=[.A14]+6" office:value-type="date" office:date-value="2017-03-26" calcext:value-type="date">
            <text:p>03/26/17</text:p>
          </table:table-cell>
          <table:table-cell office:value-type="string" calcext:value-type="string">
            <text:p>Week 1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B14]+1" office:value-type="date" office:date-value="2017-03-27" calcext:value-type="date">
            <text:p>03/27/17</text:p>
          </table:table-cell>
          <table:table-cell table:formula="of:=[.A15]+6" office:value-type="date" office:date-value="2017-04-02" calcext:value-type="date">
            <text:p>04/02/17</text:p>
          </table:table-cell>
          <table:table-cell office:value-type="string" calcext:value-type="string">
            <text:p>Week 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B15]+1" office:value-type="date" office:date-value="2017-04-03" calcext:value-type="date">
            <text:p>04/03/17</text:p>
          </table:table-cell>
          <table:table-cell table:formula="of:=[.A16]+6" office:value-type="date" office:date-value="2017-04-09" calcext:value-type="date">
            <text:p>04/09/17</text:p>
          </table:table-cell>
          <table:table-cell office:value-type="string" calcext:value-type="string">
            <text:p>Week 1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B16]+1" office:value-type="date" office:date-value="2017-04-10" calcext:value-type="date">
            <text:p>04/10/17</text:p>
          </table:table-cell>
          <table:table-cell table:formula="of:=[.A17]+6" office:value-type="date" office:date-value="2017-04-16" calcext:value-type="date">
            <text:p>04/16/17</text:p>
          </table:table-cell>
          <table:table-cell office:value-type="string" calcext:value-type="string">
            <text:p>Week 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B17]+1" office:value-type="date" office:date-value="2017-04-17" calcext:value-type="date">
            <text:p>04/17/17</text:p>
          </table:table-cell>
          <table:table-cell table:formula="of:=[.A18]+6" office:value-type="date" office:date-value="2017-04-23" calcext:value-type="date">
            <text:p>04/23/17</text:p>
          </table:table-cell>
          <table:table-cell office:value-type="string" calcext:value-type="string">
            <text:p>Week 16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B18]+1" office:value-type="date" office:date-value="2017-04-24" calcext:value-type="date">
            <text:p>04/24/17</text:p>
          </table:table-cell>
          <table:table-cell table:formula="of:=[.A19]+6" office:value-type="date" office:date-value="2017-04-30" calcext:value-type="date">
            <text:p>04/30/17</text:p>
          </table:table-cell>
          <table:table-cell office:value-type="string" calcext:value-type="string">
            <text:p>Week 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B19]+1" office:value-type="date" office:date-value="2017-05-01" calcext:value-type="date">
            <text:p>05/01/17</text:p>
          </table:table-cell>
          <table:table-cell table:formula="of:=[.A20]+6" office:value-type="date" office:date-value="2017-05-07" calcext:value-type="date">
            <text:p>05/07/17</text:p>
          </table:table-cell>
          <table:table-cell office:value-type="string" calcext:value-type="string">
            <text:p>Week 1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B20]+1" office:value-type="date" office:date-value="2017-05-08" calcext:value-type="date">
            <text:p>05/08/17</text:p>
          </table:table-cell>
          <table:table-cell table:formula="of:=[.A21]+6" office:value-type="date" office:date-value="2017-05-14" calcext:value-type="date">
            <text:p>05/14/17</text:p>
          </table:table-cell>
          <table:table-cell office:value-type="string" calcext:value-type="string">
            <text:p>Week 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B21]+1" office:value-type="date" office:date-value="2017-05-15" calcext:value-type="date">
            <text:p>05/15/17</text:p>
          </table:table-cell>
          <table:table-cell table:formula="of:=[.A22]+6" office:value-type="date" office:date-value="2017-05-21" calcext:value-type="date">
            <text:p>05/21/17</text:p>
          </table:table-cell>
          <table:table-cell office:value-type="string" calcext:value-type="string">
            <text:p>Week 2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B22]+1" office:value-type="date" office:date-value="2017-05-22" calcext:value-type="date">
            <text:p>05/22/17</text:p>
          </table:table-cell>
          <table:table-cell table:formula="of:=[.A23]+6" office:value-type="date" office:date-value="2017-05-28" calcext:value-type="date">
            <text:p>05/28/17</text:p>
          </table:table-cell>
          <table:table-cell office:value-type="string" calcext:value-type="string">
            <text:p>Week 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23]+1" office:value-type="date" office:date-value="2017-05-29" calcext:value-type="date">
            <text:p>05/29/17</text:p>
          </table:table-cell>
          <table:table-cell table:formula="of:=[.A24]+6" office:value-type="date" office:date-value="2017-06-04" calcext:value-type="date">
            <text:p>06/04/17</text:p>
          </table:table-cell>
          <table:table-cell office:value-type="string" calcext:value-type="string">
            <text:p>Week 2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B24]+1" office:value-type="date" office:date-value="2017-06-05" calcext:value-type="date">
            <text:p>06/05/17</text:p>
          </table:table-cell>
          <table:table-cell table:formula="of:=[.A25]+6" office:value-type="date" office:date-value="2017-06-11" calcext:value-type="date">
            <text:p>06/11/17</text:p>
          </table:table-cell>
          <table:table-cell office:value-type="string" calcext:value-type="string">
            <text:p>Week 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B25]+1" office:value-type="date" office:date-value="2017-06-12" calcext:value-type="date">
            <text:p>06/12/17</text:p>
          </table:table-cell>
          <table:table-cell table:formula="of:=[.A26]+6" office:value-type="date" office:date-value="2017-06-18" calcext:value-type="date">
            <text:p>06/18/17</text:p>
          </table:table-cell>
          <table:table-cell office:value-type="string" calcext:value-type="string">
            <text:p>Week 2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B26]+1" office:value-type="date" office:date-value="2017-06-19" calcext:value-type="date">
            <text:p>06/19/17</text:p>
          </table:table-cell>
          <table:table-cell table:formula="of:=[.A27]+6" office:value-type="date" office:date-value="2017-06-25" calcext:value-type="date">
            <text:p>06/25/17</text:p>
          </table:table-cell>
          <table:table-cell office:value-type="string" calcext:value-type="string">
            <text:p>Week 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B27]+1" office:value-type="date" office:date-value="2017-06-26" calcext:value-type="date">
            <text:p>06/26/17</text:p>
          </table:table-cell>
          <table:table-cell table:formula="of:=[.A28]+6" office:value-type="date" office:date-value="2017-07-02" calcext:value-type="date">
            <text:p>07/02/17</text:p>
          </table:table-cell>
          <table:table-cell office:value-type="string" calcext:value-type="string">
            <text:p>Week 26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28]+1" office:value-type="date" office:date-value="2017-07-03" calcext:value-type="date">
            <text:p>07/03/17</text:p>
          </table:table-cell>
          <table:table-cell table:formula="of:=[.A29]+6" office:value-type="date" office:date-value="2017-07-09" calcext:value-type="date">
            <text:p>07/09/17</text:p>
          </table:table-cell>
          <table:table-cell office:value-type="string" calcext:value-type="string">
            <text:p>Week 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B29]+1" office:value-type="date" office:date-value="2017-07-10" calcext:value-type="date">
            <text:p>07/10/17</text:p>
          </table:table-cell>
          <table:table-cell table:formula="of:=[.A30]+6" office:value-type="date" office:date-value="2017-07-16" calcext:value-type="date">
            <text:p>07/16/17</text:p>
          </table:table-cell>
          <table:table-cell office:value-type="string" calcext:value-type="string">
            <text:p>Week 2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B30]+1" office:value-type="date" office:date-value="2017-07-17" calcext:value-type="date">
            <text:p>07/17/17</text:p>
          </table:table-cell>
          <table:table-cell table:formula="of:=[.A31]+6" office:value-type="date" office:date-value="2017-07-23" calcext:value-type="date">
            <text:p>07/23/17</text:p>
          </table:table-cell>
          <table:table-cell office:value-type="string" calcext:value-type="string">
            <text:p>Week 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B31]+1" office:value-type="date" office:date-value="2017-07-24" calcext:value-type="date">
            <text:p>07/24/17</text:p>
          </table:table-cell>
          <table:table-cell table:formula="of:=[.A32]+6" office:value-type="date" office:date-value="2017-07-30" calcext:value-type="date">
            <text:p>07/30/17</text:p>
          </table:table-cell>
          <table:table-cell office:value-type="string" calcext:value-type="string">
            <text:p>Week 3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B32]+1" office:value-type="date" office:date-value="2017-07-31" calcext:value-type="date">
            <text:p>07/31/17</text:p>
          </table:table-cell>
          <table:table-cell table:formula="of:=[.A33]+6" office:value-type="date" office:date-value="2017-08-06" calcext:value-type="date">
            <text:p>08/06/17</text:p>
          </table:table-cell>
          <table:table-cell office:value-type="string" calcext:value-type="string">
            <text:p>Week 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B33]+1" office:value-type="date" office:date-value="2017-08-07" calcext:value-type="date">
            <text:p>08/07/17</text:p>
          </table:table-cell>
          <table:table-cell table:formula="of:=[.A34]+6" office:value-type="date" office:date-value="2017-08-13" calcext:value-type="date">
            <text:p>08/13/17</text:p>
          </table:table-cell>
          <table:table-cell office:value-type="string" calcext:value-type="string">
            <text:p>Week 3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B34]+1" office:value-type="date" office:date-value="2017-08-14" calcext:value-type="date">
            <text:p>08/14/17</text:p>
          </table:table-cell>
          <table:table-cell table:formula="of:=[.A35]+6" office:value-type="date" office:date-value="2017-08-20" calcext:value-type="date">
            <text:p>08/20/17</text:p>
          </table:table-cell>
          <table:table-cell office:value-type="string" calcext:value-type="string">
            <text:p>Week 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B35]+1" office:value-type="date" office:date-value="2017-08-21" calcext:value-type="date">
            <text:p>08/21/17</text:p>
          </table:table-cell>
          <table:table-cell table:formula="of:=[.A36]+6" office:value-type="date" office:date-value="2017-08-27" calcext:value-type="date">
            <text:p>08/27/17</text:p>
          </table:table-cell>
          <table:table-cell office:value-type="string" calcext:value-type="string">
            <text:p>Week 3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B36]+1" office:value-type="date" office:date-value="2017-08-28" calcext:value-type="date">
            <text:p>08/28/17</text:p>
          </table:table-cell>
          <table:table-cell table:formula="of:=[.A37]+6" office:value-type="date" office:date-value="2017-09-03" calcext:value-type="date">
            <text:p>09/03/17</text:p>
          </table:table-cell>
          <table:table-cell office:value-type="string" calcext:value-type="string">
            <text:p>Week 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B37]+1" office:value-type="date" office:date-value="2017-09-04" calcext:value-type="date">
            <text:p>09/04/17</text:p>
          </table:table-cell>
          <table:table-cell table:formula="of:=[.A38]+6" office:value-type="date" office:date-value="2017-09-10" calcext:value-type="date">
            <text:p>09/10/17</text:p>
          </table:table-cell>
          <table:table-cell office:value-type="string" calcext:value-type="string">
            <text:p>Week 36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B38]+1" office:value-type="date" office:date-value="2017-09-11" calcext:value-type="date">
            <text:p>09/11/17</text:p>
          </table:table-cell>
          <table:table-cell table:formula="of:=[.A39]+6" office:value-type="date" office:date-value="2017-09-17" calcext:value-type="date">
            <text:p>09/17/17</text:p>
          </table:table-cell>
          <table:table-cell office:value-type="string" calcext:value-type="string">
            <text:p>Week 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B39]+1" office:value-type="date" office:date-value="2017-09-18" calcext:value-type="date">
            <text:p>09/18/17</text:p>
          </table:table-cell>
          <table:table-cell table:formula="of:=[.A40]+6" office:value-type="date" office:date-value="2017-09-24" calcext:value-type="date">
            <text:p>09/24/17</text:p>
          </table:table-cell>
          <table:table-cell office:value-type="string" calcext:value-type="string">
            <text:p>Week 3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B40]+1" office:value-type="date" office:date-value="2017-09-25" calcext:value-type="date">
            <text:p>09/25/17</text:p>
          </table:table-cell>
          <table:table-cell table:formula="of:=[.A41]+6" office:value-type="date" office:date-value="2017-10-01" calcext:value-type="date">
            <text:p>10/01/17</text:p>
          </table:table-cell>
          <table:table-cell office:value-type="string" calcext:value-type="string">
            <text:p>Week 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B41]+1" office:value-type="date" office:date-value="2017-10-02" calcext:value-type="date">
            <text:p>10/02/17</text:p>
          </table:table-cell>
          <table:table-cell table:formula="of:=[.A42]+6" office:value-type="date" office:date-value="2017-10-08" calcext:value-type="date">
            <text:p>10/08/17</text:p>
          </table:table-cell>
          <table:table-cell office:value-type="string" calcext:value-type="string">
            <text:p>Week 4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B42]+1" office:value-type="date" office:date-value="2017-10-09" calcext:value-type="date">
            <text:p>10/09/17</text:p>
          </table:table-cell>
          <table:table-cell table:formula="of:=[.A43]+6" office:value-type="date" office:date-value="2017-10-15" calcext:value-type="date">
            <text:p>10/15/17</text:p>
          </table:table-cell>
          <table:table-cell office:value-type="string" calcext:value-type="string">
            <text:p>Week 4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B43]+1" office:value-type="date" office:date-value="2017-10-16" calcext:value-type="date">
            <text:p>10/16/17</text:p>
          </table:table-cell>
          <table:table-cell table:formula="of:=[.A44]+6" office:value-type="date" office:date-value="2017-10-22" calcext:value-type="date">
            <text:p>10/22/17</text:p>
          </table:table-cell>
          <table:table-cell office:value-type="string" calcext:value-type="string">
            <text:p>Week 4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B44]+1" office:value-type="date" office:date-value="2017-10-23" calcext:value-type="date">
            <text:p>10/23/17</text:p>
          </table:table-cell>
          <table:table-cell table:formula="of:=[.A45]+6" office:value-type="date" office:date-value="2017-10-29" calcext:value-type="date">
            <text:p>10/29/17</text:p>
          </table:table-cell>
          <table:table-cell office:value-type="string" calcext:value-type="string">
            <text:p>Week 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B45]+1" office:value-type="date" office:date-value="2017-10-30" calcext:value-type="date">
            <text:p>10/30/17</text:p>
          </table:table-cell>
          <table:table-cell table:formula="of:=[.A46]+6" office:value-type="date" office:date-value="2017-11-05" calcext:value-type="date">
            <text:p>11/05/17</text:p>
          </table:table-cell>
          <table:table-cell office:value-type="string" calcext:value-type="string">
            <text:p>Week 4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B46]+1" office:value-type="date" office:date-value="2017-11-06" calcext:value-type="date">
            <text:p>11/06/17</text:p>
          </table:table-cell>
          <table:table-cell table:formula="of:=[.A47]+6" office:value-type="date" office:date-value="2017-11-12" calcext:value-type="date">
            <text:p>11/12/17</text:p>
          </table:table-cell>
          <table:table-cell office:value-type="string" calcext:value-type="string">
            <text:p>Week 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B47]+1" office:value-type="date" office:date-value="2017-11-13" calcext:value-type="date">
            <text:p>11/13/17</text:p>
          </table:table-cell>
          <table:table-cell table:formula="of:=[.A48]+6" office:value-type="date" office:date-value="2017-11-19" calcext:value-type="date">
            <text:p>11/19/17</text:p>
          </table:table-cell>
          <table:table-cell office:value-type="string" calcext:value-type="string">
            <text:p>Week 46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B48]+1" office:value-type="date" office:date-value="2017-11-20" calcext:value-type="date">
            <text:p>11/20/17</text:p>
          </table:table-cell>
          <table:table-cell table:formula="of:=[.A49]+6" office:value-type="date" office:date-value="2017-11-26" calcext:value-type="date">
            <text:p>11/26/17</text:p>
          </table:table-cell>
          <table:table-cell office:value-type="string" calcext:value-type="string">
            <text:p>Week 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B49]+1" office:value-type="date" office:date-value="2017-11-27" calcext:value-type="date">
            <text:p>11/27/17</text:p>
          </table:table-cell>
          <table:table-cell table:formula="of:=[.A50]+6" office:value-type="date" office:date-value="2017-12-03" calcext:value-type="date">
            <text:p>12/03/17</text:p>
          </table:table-cell>
          <table:table-cell office:value-type="string" calcext:value-type="string">
            <text:p>Week 4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B50]+1" office:value-type="date" office:date-value="2017-12-04" calcext:value-type="date">
            <text:p>12/04/17</text:p>
          </table:table-cell>
          <table:table-cell table:formula="of:=[.A51]+6" office:value-type="date" office:date-value="2017-12-10" calcext:value-type="date">
            <text:p>12/10/17</text:p>
          </table:table-cell>
          <table:table-cell office:value-type="string" calcext:value-type="string">
            <text:p>Week 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B51]+1" office:value-type="date" office:date-value="2017-12-11" calcext:value-type="date">
            <text:p>12/11/17</text:p>
          </table:table-cell>
          <table:table-cell table:formula="of:=[.A52]+6" office:value-type="date" office:date-value="2017-12-17" calcext:value-type="date">
            <text:p>12/17/17</text:p>
          </table:table-cell>
          <table:table-cell office:value-type="string" calcext:value-type="string">
            <text:p>Week 5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B52]+1" office:value-type="date" office:date-value="2017-12-18" calcext:value-type="date">
            <text:p>12/18/17</text:p>
          </table:table-cell>
          <table:table-cell table:formula="of:=[.A53]+6" office:value-type="date" office:date-value="2017-12-24" calcext:value-type="date">
            <text:p>12/24/17</text:p>
          </table:table-cell>
          <table:table-cell office:value-type="string" calcext:value-type="string">
            <text:p>Week 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B53]+1" office:value-type="date" office:date-value="2017-12-25" calcext:value-type="date">
            <text:p>12/25/17</text:p>
          </table:table-cell>
          <table:table-cell table:style-name="ce4" table:formula="of:=[.A54]+6" office:value-type="date" office:date-value="2017-12-31" calcext:value-type="date">
            <text:p>12/31/17</text:p>
          </table:table-cell>
          <table:table-cell office:value-type="string" calcext:value-type="string">
            <text:p>Week 52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4" table:formula="of:=[.B54]+1" office:value-type="date" office:date-value="2018-01-01" calcext:value-type="date">
            <text:p>01/01/18</text:p>
          </table:table-cell>
          <table:table-cell table:formula="of:=[.A55]+6" office:value-type="date" office:date-value="2018-01-07" calcext:value-type="date">
            <text:p>01/07/18</text:p>
          </table:table-cell>
          <table:table-cell table:style-name="ce8" office:value-type="string" calcext:value-type="string">
            <text:p>Week 5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style-name="ce14" office:value-type="float" office:value="19" calcext:value-type="float">
            <office:annotation draw:style-name="gr3" draw:text-style-name="P2" svg:width="82.18pt" svg:height="16.89pt" svg:x="364.76pt" svg:y="810.26pt" draw:caption-point-x="0pt" draw:caption-point-y="0pt">
              <dc:date>2017-05-27T00:00:00</dc:date>
              <text:p text:style-name="P1"><text:span text:style-name="T1">Year end?</text:span></text:p>
            </office:annotation>
            <text:p>19</text:p>
          </table:table-cell>
        </table:table-row>
      </table:table>
      <table:table table:name="Sheet2" table:style-name="ta1"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8" table:default-cell-style-name="ce22"/>
        <table:table-column table:style-name="co9" table:default-cell-style-name="Default"/>
        <table:table-column table:style-name="co9" table:default-cell-style-name="ce21"/>
        <table:table-column table:style-name="co7" table:default-cell-style-name="ce21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row table:style-name="ro2">
          <table:table-cell table:style-name="ce15"/>
          <table:table-cell table:style-name="ce24" table:number-columns-repeated="6"/>
          <table:table-cell/>
          <table:table-cell table:style-name="ce15"/>
          <table:table-cell table:style-name="ce24" table:number-columns-repeated="6"/>
        </table:table-row>
        <table:table-row table:style-name="ro2">
          <table:table-cell table:style-name="ce16" office:value-type="string" calcext:value-type="string" table:number-columns-spanned="7" table:number-rows-spanned="1">
            <text:p>Backup Jobs Key</text:p>
          </table:table-cell>
          <table:covered-table-cell table:number-columns-repeated="5" table:style-name="ce26"/>
          <table:covered-table-cell table:style-name="ce34"/>
          <table:table-cell/>
          <table:table-cell table:style-name="ce16" office:value-type="string" calcext:value-type="string" table:number-columns-spanned="6" table:number-rows-spanned="1">
            <text:p>Backup Copy Jobs Key</text:p>
          </table:table-cell>
          <table:covered-table-cell table:number-columns-repeated="5" table:style-name="ce26"/>
          <table:table-cell table:style-name="ce24"/>
        </table:table-row>
        <table:table-row table:style-name="ro2">
          <table:table-cell table:style-name="ce17" office:value-type="string" calcext:value-type="string" table:number-columns-spanned="5" table:number-rows-spanned="1">
            <text:p>Daily Pool</text:p>
          </table:table-cell>
          <table:covered-table-cell table:number-columns-repeated="4" table:style-name="ce26"/>
          <table:table-cell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string" calcext:value-type="string" table:number-columns-spanned="5" table:number-rows-spanned="1">
            <text:p>Daily</text:p>
          </table:table-cell>
          <table:covered-table-cell table:number-columns-repeated="4" table:style-name="ce26"/>
          <table:table-cell table:style-name="ce41"/>
          <table:table-cell table:style-name="ce24"/>
        </table:table-row>
        <table:table-row table:style-name="ro2">
          <table:table-cell table:style-name="ce17" office:value-type="string" calcext:value-type="string" table:number-columns-spanned="5" table:number-rows-spanned="1">
            <text:p>Weekly Pool</text:p>
          </table:table-cell>
          <table:covered-table-cell table:number-columns-repeated="4" table:style-name="ce26"/>
          <table:table-cell table:style-name="ce32"/>
          <table:table-cell table:style-name="ce36"/>
          <table:table-cell/>
          <table:table-cell table:style-name="ce17" office:value-type="string" calcext:value-type="string" table:number-columns-spanned="5" table:number-rows-spanned="1">
            <text:p>Weekly</text:p>
          </table:table-cell>
          <table:covered-table-cell table:number-columns-repeated="4" table:style-name="ce26"/>
          <table:table-cell table:style-name="ce32"/>
          <table:table-cell table:style-name="ce24"/>
        </table:table-row>
        <table:table-row table:style-name="ro2">
          <table:table-cell table:style-name="ce17" office:value-type="string" calcext:value-type="string" table:number-columns-spanned="5" table:number-rows-spanned="1">
            <text:p>Monthly Pool</text:p>
          </table:table-cell>
          <table:covered-table-cell table:number-columns-repeated="4" table:style-name="ce26"/>
          <table:table-cell table:style-name="ce33"/>
          <table:table-cell table:style-name="ce37"/>
          <table:table-cell/>
          <table:table-cell table:style-name="ce17" office:value-type="string" calcext:value-type="string" table:number-columns-spanned="5" table:number-rows-spanned="1">
            <text:p>Monthly</text:p>
          </table:table-cell>
          <table:covered-table-cell table:number-columns-repeated="4" table:style-name="ce26"/>
          <table:table-cell table:style-name="ce33"/>
          <table:table-cell table:style-name="ce24"/>
        </table:table-row>
        <table:table-row table:style-name="ro2">
          <table:table-cell table:style-name="ce15"/>
          <table:table-cell table:style-name="ce24" table:number-columns-repeated="6"/>
          <table:table-cell/>
          <table:table-cell table:style-name="ce15"/>
          <table:table-cell table:style-name="ce24" table:number-columns-repeated="6"/>
        </table:table-row>
        <table:table-row table:style-name="ro2">
          <table:table-cell table:style-name="ce15"/>
          <table:table-cell table:style-name="ce24" table:number-columns-repeated="6"/>
          <table:table-cell/>
          <table:table-cell table:style-name="ce15"/>
          <table:table-cell table:style-name="ce24" table:number-columns-repeated="4"/>
          <table:table-cell/>
          <table:table-cell table:style-name="ce24"/>
        </table:table-row>
        <table:table-row table:style-name="ro2">
          <table:table-cell table:style-name="ce18" office:value-type="string" calcext:value-type="string" table:number-columns-spanned="7" table:number-rows-spanned="1">
            <text:p>Backup Jobs Schedule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table-cell/>
          <table:table-cell table:style-name="ce18" office:value-type="string" calcext:value-type="string" table:number-columns-spanned="7" table:number-rows-spanned="1">
            <text:p>Backup Copy Jobs Schedule</text:p>
          </table:table-cell>
          <table:covered-table-cell table:number-columns-repeated="6"/>
        </table:table-row>
        <table:table-row table:style-name="ro2">
          <table:table-cell table:style-name="ce15"/>
          <table:table-cell table:style-name="ce24" table:number-columns-repeated="6"/>
          <table:table-cell/>
          <table:table-cell table:style-name="ce15"/>
          <table:table-cell table:style-name="ce24" table:number-columns-repeated="6"/>
        </table:table-row>
        <table:table-row table:style-name="ro2">
          <table:table-cell table:style-name="ce19" table:formula="of:=&quot;Jan 2017&quot;" office:value-type="string" office:string-value="Jan 2017" calcext:value-type="string" table:number-columns-spanned="7" table:number-rows-spanned="1">
            <text:p>Jan 2017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table-cell/>
          <table:table-cell table:style-name="ce19" table:formula="of:=&quot;Jan 2017&quot;" office:value-type="string" office:string-value="Jan 2017" calcext:value-type="string" table:number-columns-spanned="7" table:number-rows-spanned="1">
            <text:p>Jan 2017</text:p>
          </table:table-cell>
          <table:covered-table-cell table:number-columns-repeated="6"/>
        </table:table-row>
        <table:table-row table:style-name="ro2">
          <table:table-cell table:style-name="ce20" office:value-type="string" calcext:value-type="string">
            <text:p>Mo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We</text:p>
          </table:table-cell>
          <table:table-cell table:style-name="Default"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u</text:p>
          </table:table-cell>
          <table:table-cell/>
          <table:table-cell table:style-name="ce20" office:value-type="string" calcext:value-type="string">
            <text:p>Mo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</table:table-row>
        <table:table-row table:style-name="ro2">
          <table:table-cell table:style-name="ce21" table:number-columns-repeated="4"/>
          <table:table-cell table:style-name="ce28" table:number-columns-repeated="2"/>
          <table:table-cell office:value-type="float" office:value="1" calcext:value-type="float">
            <text:p>1</text:p>
          </table:table-cell>
          <table:table-cell/>
          <table:table-cell table:style-name="ce21" table:number-columns-repeated="4"/>
          <table:table-cell table:style-name="ce28" table:number-columns-repeated="2"/>
          <table:table-cell table:style-name="ce21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38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2"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2"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1" table:number-columns-repeated="3"/>
          <table:table-cell table:number-columns-repeated="3"/>
          <table:table-cell table:style-name="ce28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28" table:number-columns-repeated="5"/>
        </table:table-row>
        <table:table-row table:style-name="ro2">
          <table:table-cell table:style-name="ce24" table:number-columns-repeated="7"/>
          <table:table-cell/>
          <table:table-cell table:style-name="ce24" table:number-columns-repeated="7"/>
        </table:table-row>
        <table:table-row table:style-name="ro2">
          <table:table-cell table:style-name="ce19" table:formula="of:=&quot;Feb 2017&quot;" office:value-type="string" office:string-value="Feb 2017" calcext:value-type="string" table:number-columns-spanned="7" table:number-rows-spanned="1">
            <text:p>Feb 2017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table-cell/>
          <table:table-cell table:style-name="ce19" table:formula="of:=&quot;Feb 2017&quot;" office:value-type="string" office:string-value="Feb 2017" calcext:value-type="string" table:number-columns-spanned="7" table:number-rows-spanned="1">
            <text:p>Feb 2017</text:p>
          </table:table-cell>
          <table:covered-table-cell table:number-columns-repeated="6"/>
        </table:table-row>
        <table:table-row table:style-name="ro2"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<text:s/>Tu</text:p>
          </table:table-cell>
          <table:table-cell table:style-name="ce21" office:value-type="string" calcext:value-type="string">
            <text:p><text:s/>We</text:p>
          </table:table-cell>
          <table:table-cell table:style-name="ce21" office:value-type="string" calcext:value-type="string">
            <text:p><text:s/>Th</text:p>
          </table:table-cell>
          <table:table-cell table:style-name="ce21"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 office:value-type="string" calcext:value-type="string">
            <text:p><text:s/>Su</text:p>
          </table:table-cell>
          <table:table-cell/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<text:s/>Tu</text:p>
          </table:table-cell>
          <table:table-cell table:style-name="ce21" office:value-type="string" calcext:value-type="string">
            <text:p><text:s/>We</text:p>
          </table:table-cell>
          <table:table-cell table:style-name="ce21" office:value-type="string" calcext:value-type="string">
            <text:p><text:s/>Th</text:p>
          </table:table-cell>
          <table:table-cell table:style-name="ce21" office:value-type="string" calcext:value-type="string">
            <text:p><text:s/>Fr</text:p>
          </table:table-cell>
          <table:table-cell table:style-name="ce21" office:value-type="string" calcext:value-type="string">
            <text:p><text:s/>Sa</text:p>
          </table:table-cell>
          <table:table-cell table:style-name="ce21" office:value-type="string" calcext:value-type="string">
            <text:p><text:s/>Su</text:p>
          </table:table-cell>
        </table:table-row>
        <table:table-row table:style-name="ro2">
          <table:table-cell table:style-name="ce21"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1" table:number-columns-repeated="3"/>
          <table:table-cell table:number-columns-repeated="3"/>
          <table:table-cell table:style-name="ce21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1" table:number-columns-repeated="5"/>
        </table:table-row>
        <table:table-row table:style-name="ro2">
          <table:table-cell table:style-name="ce24" table:number-columns-repeated="7"/>
          <table:table-cell/>
          <table:table-cell table:style-name="ce24" table:number-columns-repeated="7"/>
        </table:table-row>
        <table:table-row table:style-name="ro2">
          <table:table-cell table:style-name="ce25" table:formula="of:=&quot;March 2017&quot;" office:value-type="string" office:string-value="March 2017" calcext:value-type="string" table:number-columns-spanned="7" table:number-rows-spanned="1">
            <text:p>March 2017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<text:s/>Tu</text:p>
          </table:table-cell>
          <table:table-cell table:style-name="ce21" office:value-type="string" calcext:value-type="string">
            <text:p><text:s/>We</text:p>
          </table:table-cell>
          <table:table-cell table:style-name="ce21" office:value-type="string" calcext:value-type="string">
            <text:p><text:s/>Th</text:p>
          </table:table-cell>
          <table:table-cell table:style-name="ce21"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 office:value-type="string" calcext:value-type="string">
            <text:p><text:s/>Su</text:p>
          </table:table-cell>
          <table:table-cell table:number-columns-repeated="8"/>
        </table:table-row>
        <table:table-row table:style-name="ro2">
          <table:table-cell table:style-name="ce21"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number-columns-repeated="10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5" office:value-type="string" calcext:value-type="string" table:number-columns-spanned="7" table:number-rows-spanned="1">
            <text:p>Apr il 201 7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<text:s/>Tu</text:p>
          </table:table-cell>
          <table:table-cell table:style-name="ce21" office:value-type="string" calcext:value-type="string">
            <text:p><text:s/>We</text:p>
          </table:table-cell>
          <table:table-cell table:style-name="ce21" office:value-type="string" calcext:value-type="string">
            <text:p><text:s/>Th</text:p>
          </table:table-cell>
          <table:table-cell table:style-name="ce21"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 office:value-type="string" calcext:value-type="string">
            <text:p><text:s/>Su</text:p>
          </table:table-cell>
          <table:table-cell table:number-columns-repeated="8"/>
        </table:table-row>
        <table:table-row table:style-name="ro2">
          <table:table-cell table:style-name="ce21"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2" table:number-rows-repeated="2">
          <table:table-cell table:style-name="ce21" table:number-columns-repeated="5"/>
          <table:table-cell table:number-columns-repeated="10"/>
        </table:table-row>
        <table:table-row table:style-name="ro2">
          <table:table-cell table:style-name="ce20" table:formula="of:=&quot;May 2017&quot;" office:value-type="string" office:string-value="May 2017" calcext:value-type="string" table:number-columns-spanned="7" table:number-rows-spanned="1">
            <text:p>May 2017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Default" office:value-type="string" calcext:value-type="string">
            <text:p>Mo</text:p>
          </table:table-cell>
          <table:table-cell table:style-name="Default" office:value-type="string" calcext:value-type="string">
            <text:p><text:s/>Tu</text:p>
          </table:table-cell>
          <table:table-cell table:style-name="Default" office:value-type="string" calcext:value-type="string">
            <text:p><text:s/>We</text:p>
          </table:table-cell>
          <table:table-cell table:style-name="Default"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table:style-name="Default" office:value-type="string" calcext:value-type="string">
            <text:p><text:s/>Sa</text:p>
          </table:table-cell>
          <table:table-cell table:style-name="Default" office:value-type="string" calcext:value-type="string">
            <text:p><text:s/>Su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0" table:formula="of:=&quot;June 2017&quot;" office:value-type="string" office:string-value="June 2017" calcext:value-type="string" table:number-columns-spanned="7" table:number-rows-spanned="1">
            <text:p>June 2017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Default" office:value-type="string" calcext:value-type="string">
            <text:p>Mo</text:p>
          </table:table-cell>
          <table:table-cell table:style-name="Default" office:value-type="string" calcext:value-type="string">
            <text:p><text:s/>Tu</text:p>
          </table:table-cell>
          <table:table-cell table:style-name="Default" office:value-type="string" calcext:value-type="string">
            <text:p><text:s/>We</text:p>
          </table:table-cell>
          <table:table-cell table:style-name="Default"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table:style-name="Default" office:value-type="string" calcext:value-type="string">
            <text:p><text:s/>Sa</text:p>
          </table:table-cell>
          <table:table-cell table:style-name="Default" office:value-type="string" calcext:value-type="string">
            <text:p><text:s/>Su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8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8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8"/>
        </table:table-row>
        <table:table-row table:style-name="ro2" table:number-rows-repeated="5">
          <table:table-cell table:style-name="Default" table:number-columns-repeated="4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office:value-type="string" calcext:value-type="string">
            <text:p>“+y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8"/>
        </table:table-row>
      </table:table>
      <table:table table:name="Sheet3" table:style-name="ta1"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row table:style-name="ro2">
          <table:table-cell table:style-name="ce44"/>
          <table:table-cell table:number-columns-repeated="22"/>
        </table:table-row>
        <table:table-row table:style-name="ro2">
          <table:table-cell table:style-name="ce44" office:value-type="string" calcext:value-type="string" table:number-columns-spanned="23" table:number-rows-spanned="1">
            <text:p>Backup Jobs 2017</text:p>
          </table:table-cell>
          <table:covered-table-cell table:number-columns-repeated="22"/>
        </table:table-row>
        <table:table-row table:style-name="ro2">
          <table:table-cell table:style-name="ce25" office:value-type="string" calcext:value-type="string" table:number-columns-spanned="7" table:number-rows-spanned="1">
            <text:p>Jan</text:p>
          </table:table-cell>
          <table:covered-table-cell table:number-columns-repeated="6"/>
          <table:table-cell/>
          <table:table-cell table:style-name="ce25" office:value-type="string" calcext:value-type="string" table:number-columns-spanned="7" table:number-rows-spanned="1">
            <text:p>Feb</text:p>
          </table:table-cell>
          <table:covered-table-cell table:number-columns-repeated="6"/>
          <table:table-cell/>
          <table:table-cell table:style-name="ce25" office:value-type="string" calcext:value-type="string" table:number-columns-spanned="7" table:number-rows-spanned="1">
            <text:p>Mar</text:p>
          </table:table-cell>
          <table:covered-table-cell table:number-columns-repeated="6"/>
        </table:table-row>
        <table:table-row table:style-name="ro2">
          <table:table-cell office:value-type="string" calcext:value-type="string">
            <text:p>Su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style-name="ce25" office:value-type="string" calcext:value-type="string" table:number-columns-spanned="7" table:number-rows-spanned="1">
            <text:p>Apr</text:p>
          </table:table-cell>
          <table:covered-table-cell table:number-columns-repeated="6"/>
          <table:table-cell/>
          <table:table-cell table:style-name="ce25" office:value-type="string" calcext:value-type="string" table:number-columns-spanned="7" table:number-rows-spanned="1">
            <text:p>May</text:p>
          </table:table-cell>
          <table:covered-table-cell table:number-columns-repeated="6"/>
          <table:table-cell/>
          <table:table-cell table:style-name="ce25" office:value-type="string" calcext:value-type="string" table:number-columns-spanned="7" table:number-rows-spanned="1">
            <text:p>Jun</text:p>
          </table:table-cell>
          <table:covered-table-cell table:number-columns-repeated="6"/>
        </table:table-row>
        <table:table-row table:style-name="ro2">
          <table:table-cell office:value-type="string" calcext:value-type="string">
            <text:p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 office:value-type="string" calcext:value-type="string">
            <text:p><text:s/>Su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 office:value-type="string" calcext:value-type="string">
            <text:p><text:s/>Su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 office:value-type="string" calcext:value-type="string">
            <text:p><text:s/>Su</text:p>
          </table:table-cell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style-name="ce44" office:value-type="string" calcext:value-type="string" table:number-columns-spanned="23" table:number-rows-spanned="1">
            <text:p>Backup Copy Jobs 2017</text:p>
          </table:table-cell>
          <table:covered-table-cell table:number-columns-repeated="22"/>
        </table:table-row>
        <table:table-row table:style-name="ro2">
          <table:table-cell table:style-name="ce25" office:value-type="string" calcext:value-type="string" table:number-columns-spanned="7" table:number-rows-spanned="1">
            <text:p>Jan</text:p>
          </table:table-cell>
          <table:covered-table-cell table:number-columns-repeated="6"/>
          <table:table-cell/>
          <table:table-cell table:style-name="ce25" office:value-type="string" calcext:value-type="string" table:number-columns-spanned="7" table:number-rows-spanned="1">
            <text:p>Feb</text:p>
          </table:table-cell>
          <table:covered-table-cell table:number-columns-repeated="6"/>
          <table:table-cell/>
          <table:table-cell table:style-name="ce25" office:value-type="string" calcext:value-type="string" table:number-columns-spanned="7" table:number-rows-spanned="1">
            <text:p>Mar</text:p>
          </table:table-cell>
          <table:covered-table-cell table:number-columns-repeated="6"/>
        </table:table-row>
        <table:table-row table:style-name="ro2">
          <table:table-cell office:value-type="string" calcext:value-type="string">
            <text:p>Su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style-name="ce25" office:value-type="string" calcext:value-type="string" table:number-columns-spanned="7" table:number-rows-spanned="1">
            <text:p>Apr</text:p>
          </table:table-cell>
          <table:covered-table-cell table:number-columns-repeated="6"/>
          <table:table-cell/>
          <table:table-cell table:style-name="ce25" office:value-type="string" calcext:value-type="string" table:number-columns-spanned="7" table:number-rows-spanned="1">
            <text:p>May</text:p>
          </table:table-cell>
          <table:covered-table-cell table:number-columns-repeated="6"/>
          <table:table-cell/>
          <table:table-cell table:style-name="ce25" office:value-type="string" calcext:value-type="string" table:number-columns-spanned="7" table:number-rows-spanned="1">
            <text:p>Jun</text:p>
          </table:table-cell>
          <table:covered-table-cell table:number-columns-repeated="6"/>
        </table:table-row>
        <table:table-row table:style-name="ro2">
          <table:table-cell office:value-type="string" calcext:value-type="string">
            <text:p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 office:value-type="string" calcext:value-type="string">
            <text:p><text:s/>Su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 office:value-type="string" calcext:value-type="string">
            <text:p><text:s/>Su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We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Fr</text:p>
          </table:table-cell>
          <table:table-cell office:value-type="string" calcext:value-type="string">
            <text:p><text:s/>Sa</text:p>
          </table:table-cell>
          <table:table-cell office:value-type="string" calcext:value-type="string">
            <text:p><text:s/>Su</text:p>
          </table:table-cell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1:33:13.628004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1:37:49.605773614</meta:creation-date>
    <dc:date>2017-10-03T14:45:33.141725082</dc:date>
    <meta:editing-duration>P2DT1H44M32S</meta:editing-duration>
    <meta:editing-cycles>8</meta:editing-cycles>
    <meta:generator>LibreOffice/5.1.6.2$Linux_x86 LibreOffice_project/10m0$Build-2</meta:generator>
    <meta:document-statistic meta:table-count="3" meta:cell-count="1209" meta:object-count="0"/>
  </office:meta>
</office:document-meta>
</file>